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Definition.getServiceNamed( String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finition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finition.loadWSDLDefinition( String wsd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Definition.getDefault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dpointDefinition.getDefaultPort( 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dpointDefinition.initialize( String serviceName , String por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dpointDefinition.hasSoapBinding( Port 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Definition.getPortNamed( String por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dpointDefinition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finition.EndpointDefinition( String wsdlURL , String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Definition.get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